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線の終点_20_1" draw:marker-end-width="0.3cm" draw:fill="none" draw:textarea-vertical-align="middle"/>
    </style:style>
    <style:style style:name="gr8" style:family="graphic" style:parent-style-name="objectwithoutfill">
      <style:graphic-properties draw:marker-start="" draw:marker-end="線の終点_20_1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7cm" fo:min-width="0cm"/>
    </style:style>
    <style:style style:name="gr13" style:family="graphic" style:parent-style-name="standard">
      <style:graphic-properties draw:stroke="none" svg:stroke-color="#000000" draw:fill="none" draw:fill-color="#ffffff" fo:min-height="0.1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cm" draw:marker-start="" draw:marker-start-width="0.2cm" draw:marker-end="線の終点_20_1" draw:marker-end-width="0.3cm" draw:fill="none" draw:fill-color="#00dcff" draw:textarea-vertical-align="middle" fo:padding-top="0.125cm" fo:padding-bottom="0.125cm" fo:padding-left="0.25cm" fo:padding-right="0.25cm"/>
    </style:style>
    <style:style style:name="gr21" style:family="graphic" style:parent-style-name="objectwithoutfill">
      <style:graphic-properties draw:stroke="dash" draw:stroke-dash="Fine_20_Dashed_20__28_var_29_" draw:marker-end="線の終点_20_1" draw:marker-end-width="0.3cm" draw:fill="none" draw:fill-color="#00dcff" draw:textarea-vertical-align="middle"/>
    </style:style>
    <style:style style:name="gr22" style:family="graphic" style:parent-style-name="objectwithoutfill">
      <style:graphic-properties draw:fill="none" draw:fill-color="#00dcff" draw:textarea-vertical-align="middle"/>
    </style:style>
    <style:style style:name="P1" style:family="paragraph">
      <style:paragraph-properties fo:text-align="center"/>
      <style:text-properties fo:color="#ffffff" fo:text-shadow="non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text-properties fo:font-size="6pt" style:font-size-asian="6pt" style:font-size-complex="6pt"/>
    </style:style>
    <style:style style:name="P6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>
      <style:text-properties fo:font-size="8pt" style:font-size-asian="8pt" style:font-size-complex="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color="#ffffff" fo:font-size="12pt" style:font-size-asian="12pt" style:font-size-complex="12pt"/>
    </style:style>
    <style:style style:name="P10" style:family="paragraph">
      <style:paragraph-properties fo:text-align="center"/>
      <style:text-properties fo:color="#000000" fo:font-size="12pt" style:font-size-asian="12pt" style:font-size-complex="12pt"/>
    </style:style>
    <style:style style:name="P11" style:family="paragraph">
      <style:paragraph-properties fo:text-align="center"/>
      <style:text-properties fo:font-size="6pt" fo:font-style="italic" style:font-size-asian="6pt" style:font-style-asian="italic" style:font-size-complex="6pt" style:font-style-complex="italic"/>
    </style:style>
    <style:style style:name="P12" style:family="paragraph"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color="#ffffff" fo:text-shadow="none"/>
    </style:style>
    <style:style style:name="T2" style:family="text">
      <style:text-properties fo:color="#ffffff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fo:text-shadow="none" style:text-underline-style="none" style:font-size-asian="12pt" style:font-style-asian="italic" style:font-size-complex="12pt" style:font-style-complex="italic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標準">
        <draw:custom-shape draw:style-name="gr1" draw:text-style-name="P1" draw:layer="layout" svg:width="1.1cm" svg:height="1.1cm" svg:x="3.4cm" svg:y="10.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5cm" svg:y1="11.4cm" svg:x2="6cm" svg:y2="11.4cm">
          <text:p/>
        </draw:line>
        <draw:custom-shape draw:style-name="gr3" draw:text-style-name="P2" draw:layer="layout" svg:width="1.1cm" svg:height="0.4cm" svg:x="6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1cm" svg:height="1.1cm" svg:x="6cm" svg:y="10.8cm">
          <text:p text:style-name="P3"><text:span text:style-name="T2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1cm" svg:height="1.1cm" svg:x="8.6cm" svg:y="10.8cm">
          <text:p text:style-name="P3"><text:span text:style-name="T2">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1cm" svg:height="1.1cm" svg:x="11.1cm" svg:y="10.8cm">
          <text:p text:style-name="P2">nil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1cm" svg:height="0.4cm" svg:x="6cm" svg:y="8.7cm">
          <text:p text:style-name="P4"><text:span text:style-name="T3">o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cm" svg:height="0.4cm" svg:x="6cm" svg:y="8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cm" svg:height="0.4cm" svg:x="8.6cm" svg:y="9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1cm" svg:height="0.4cm" svg:x="8.6cm" svg:y="8.7cm">
          <text:p text:style-name="P4"><text:span text:style-name="T3">ng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cm" svg:height="0.4cm" svg:x="3.4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cm" svg:height="0.4cm" svg:x="3.4cm" svg:y="8.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1cm" svg:y1="11.4cm" svg:x2="8.6cm" svg:y2="11.4cm">
          <text:p/>
        </draw:line>
        <draw:line draw:style-name="gr6" draw:text-style-name="P4" draw:layer="layout" svg:x1="9.7cm" svg:y1="11.4cm" svg:x2="11.1cm" svg:y2="11.4cm">
          <text:p/>
        </draw:line>
        <draw:line draw:style-name="gr7" draw:text-style-name="P2" draw:layer="layout" svg:x1="3.9cm" svg:y1="10.8cm" svg:x2="3.9cm" svg:y2="9.1cm">
          <text:p/>
        </draw:line>
        <draw:line draw:style-name="gr7" draw:text-style-name="P2" draw:layer="layout" svg:x1="6.6cm" svg:y1="10.8cm" svg:x2="6.6cm" svg:y2="9.1cm">
          <text:p/>
        </draw:line>
        <draw:line draw:style-name="gr8" draw:text-style-name="P2" draw:layer="layout" svg:x1="9.2cm" svg:y1="10.8cm" svg:x2="9.2cm" svg:y2="9.1cm">
          <text:p/>
        </draw:line>
        <draw:line draw:style-name="gr9" draw:text-style-name="P2" draw:layer="layout" svg:x1="2.8cm" svg:y1="10.1cm" svg:x2="10.2cm" svg:y2="10.1cm">
          <text:p/>
        </draw:line>
        <draw:line draw:style-name="gr9" draw:text-style-name="P2" draw:layer="layout" svg:x1="2.8cm" svg:y1="9.6cm" svg:x2="10.2cm" svg:y2="9.6cm">
          <text:p/>
        </draw:line>
        <draw:line draw:style-name="gr9" draw:text-style-name="P2" draw:layer="layout" svg:x1="2.8cm" svg:y1="9.1cm" svg:x2="10.2cm" svg:y2="9.1cm">
          <text:p/>
        </draw:line>
        <draw:line draw:style-name="gr9" draw:text-style-name="P2" draw:layer="layout" svg:x1="2.8cm" svg:y1="8.6cm" svg:x2="10.2cm" svg:y2="8.6cm">
          <text:p/>
        </draw:line>
        <draw:frame draw:style-name="gr10" draw:text-style-name="P5" draw:layer="layout" svg:width="1.205cm" svg:height="0.493cm" svg:x="1.495cm" svg:y="9.8cm">
          <draw:text-box>
            <text:p text:style-name="P5"><text:span text:style-name="T3">hash=1</text:span></text:p>
          </draw:text-box>
        </draw:frame>
        <draw:frame draw:style-name="gr11" draw:text-style-name="P5" draw:layer="layout" svg:width="1.205cm" svg:height="0.493cm" svg:x="1.495cm" svg:y="9.3cm">
          <draw:text-box>
            <text:p text:style-name="P5"><text:span text:style-name="T3">hash=2</text:span></text:p>
          </draw:text-box>
        </draw:frame>
        <draw:frame draw:style-name="gr12" draw:text-style-name="P5" draw:layer="layout" svg:width="1.205cm" svg:height="0.507cm" svg:x="1.5cm" svg:y="8.8cm">
          <draw:text-box>
            <text:p text:style-name="P5"><text:span text:style-name="T3">hash=3</text:span></text:p>
          </draw:text-box>
        </draw:frame>
        <draw:frame draw:style-name="gr10" draw:text-style-name="P5" draw:layer="layout" svg:width="1.205cm" svg:height="0.493cm" svg:x="1.495cm" svg:y="8.3cm">
          <draw:text-box>
            <text:p text:style-name="P5"><text:span text:style-name="T3">hash=4</text:span></text:p>
          </draw:text-box>
        </draw:frame>
        <draw:frame draw:style-name="gr10" draw:text-style-name="P6" draw:layer="layout" svg:width="7.457cm" svg:height="0.725cm" svg:x="2.7cm" svg:y="5.875cm">
          <draw:text-box>
            <text:p text:style-name="P6"><text:span text:style-name="T4">Method Resolve Logic (have conflict)</text:span></text:p>
          </draw:text-box>
        </draw:frame>
        <draw:frame draw:style-name="gr10" draw:text-style-name="P7" draw:layer="layout" svg:width="2.475cm" svg:height="0.569cm" svg:x="7.525cm" svg:y="7.431cm">
          <draw:text-box>
            <text:p text:style-name="P7"><text:span text:style-name="T5">Name “method”</text:span></text:p>
          </draw:text-box>
        </draw:frame>
        <draw:line draw:style-name="gr9" draw:text-style-name="P2" draw:layer="layout" svg:x1="7.1cm" svg:y1="8.7cm" svg:x2="7.8cm" svg:y2="8cm">
          <text:p/>
        </draw:line>
        <draw:line draw:style-name="gr9" draw:text-style-name="P2" draw:layer="layout" svg:x1="7.8cm" svg:y1="8cm" svg:x2="9.3cm" svg:y2="8cm">
          <text:p/>
        </draw:line>
        <draw:line draw:style-name="gr9" draw:text-style-name="P2" draw:layer="layout" svg:x1="9.7cm" svg:y1="8.7cm" svg:x2="10.4cm" svg:y2="8cm">
          <text:p/>
        </draw:line>
        <draw:line draw:style-name="gr9" draw:text-style-name="P2" draw:layer="layout" svg:x1="10.4cm" svg:y1="8cm" svg:x2="12cm" svg:y2="8cm">
          <text:p/>
        </draw:line>
        <draw:frame draw:style-name="gr10" draw:text-style-name="P7" draw:layer="layout" svg:width="2.39cm" svg:height="0.569cm" svg:x="10.11cm" svg:y="7.431cm">
          <draw:text-box>
            <text:p text:style-name="P7"><text:span text:style-name="T5">Name “nethop”</text:span></text:p>
          </draw:text-box>
        </draw:frame>
        <draw:frame draw:style-name="gr13" draw:text-style-name="P8" draw:layer="layout" svg:width="4.6cm" svg:height="0.729cm" svg:x="1.6cm" svg:y="12.675cm">
          <draw:text-box>
            <text:p text:style-name="P8"><text:span text:style-name="T6">ff(obj, </text:span><text:span text:style-name="T7">method</text:span><text:span text:style-name="T6">, arg1);</text:span></text:p>
          </draw:text-box>
        </draw:frame>
        <draw:line draw:style-name="gr2" draw:text-style-name="P2" draw:layer="layout" svg:x1="1.9cm" svg:y1="12.8cm" svg:x2="3.4cm" svg:y2="11.3cm">
          <text:p/>
        </draw:line>
        <draw:g>
          <draw:custom-shape draw:style-name="gr14" draw:text-style-name="P2" draw:layer="measurelines" svg:width="0.5cm" svg:height="0.9cm" svg:x="17.4cm" svg:y="27.8cm">
            <text:p text:style-name="P2">M</text:p>
            <draw:enhanced-geometry svg:viewBox="0 0 21600 21600" draw:type="rectangle" draw:enhanced-path="M 0 0 L 21600 0 21600 21600 0 21600 0 0 Z N"/>
          </draw:custom-shape>
          <draw:custom-shape draw:style-name="gr15" draw:text-style-name="P2" draw:layer="measurelines" svg:width="0.3cm" svg:height="0.9cm" svg:x="17.9cm" svg:y="27.8cm">
            <text:p text:style-name="P2">o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measurelines" svg:width="0.3cm" svg:height="0.9cm" svg:x="18.2cm" svg:y="27.8cm">
            <text:p text:style-name="P2">n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measurelines" svg:width="0.3cm" svg:height="0.9cm" svg:x="18.5cm" svg:y="27.8cm">
            <text:p text:style-name="P2">k</text:p>
            <draw:enhanced-geometry svg:viewBox="0 0 21600 21600" draw:type="rectangle" draw:enhanced-path="M 0 0 L 21600 0 21600 21600 0 21600 0 0 Z N"/>
          </draw:custom-shape>
          <draw:custom-shape draw:style-name="gr18" draw:text-style-name="P2" draw:layer="measurelines" svg:width="0.3cm" svg:height="0.9cm" svg:x="18.8cm" svg:y="27.8cm">
            <text:p text:style-name="P2">-</text:p>
            <draw:enhanced-geometry svg:viewBox="0 0 21600 21600" draw:type="rectangle" draw:enhanced-path="M 0 0 L 21600 0 21600 21600 0 21600 0 0 Z N"/>
          </draw:custom-shape>
          <draw:custom-shape draw:style-name="gr1" draw:text-style-name="P3" draw:layer="measurelines" svg:width="0.9cm" svg:height="0.9cm" svg:x="19.1cm" svg:y="27.8cm">
            <text:p text:style-name="P3"><text:span text:style-name="T2">C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9" draw:layer="measurelines" svg:width="0.6cm" svg:height="0.6cm" svg:x="3.8cm" svg:y="21.9cm">
          <text:p text:style-name="P9"><text:span text:style-name="T8">A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measurelines" svg:width="0.6cm" svg:height="0.6cm" svg:x="3.1cm" svg:y="20.5cm">
          <text:p text:style-name="P10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measurelines" svg:width="0.6cm" svg:height="0.6cm" svg:x="4.446cm" svg:y="20.5cm">
          <text:p text:style-name="P10"><text:span text:style-name="T9">A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4" draw:layer="measurelines" svg:x1="4.1cm" svg:y1="21.9cm" svg:x2="3.4cm" svg:y2="21.1cm">
          <text:p/>
        </draw:line>
        <draw:line draw:style-name="gr21" draw:text-style-name="P11" draw:layer="measurelines" svg:x1="4.1cm" svg:y1="21.9cm" svg:x2="4.8cm" svg:y2="21.1cm">
          <text:p/>
        </draw:line>
        <draw:line draw:style-name="gr22" draw:text-style-name="P2" draw:layer="measurelines" svg:x1="2.6cm" svg:y1="20.1cm" svg:x2="5.6cm" svg:y2="20.1cm">
          <text:p/>
        </draw:line>
        <draw:line draw:style-name="gr22" draw:text-style-name="P2" draw:layer="measurelines" svg:x1="2.6cm" svg:y1="19.7cm" svg:x2="5.6cm" svg:y2="19.7cm">
          <text:p/>
        </draw:line>
        <draw:line draw:style-name="gr22" draw:text-style-name="P2" draw:layer="measurelines" svg:x1="2.6cm" svg:y1="19.3cm" svg:x2="5.6cm" svg:y2="19.3cm">
          <text:p/>
        </draw:line>
        <draw:line draw:style-name="gr22" draw:text-style-name="P2" draw:layer="measurelines" svg:x1="2.6cm" svg:y1="18.9cm" svg:x2="5.6cm" svg:y2="18.9cm">
          <text:p/>
        </draw:line>
        <draw:custom-shape draw:style-name="gr3" draw:text-style-name="P2" draw:layer="measurelines" svg:width="0.6cm" svg:height="0.2cm" svg:x="3.1cm" svg:y="19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0.6cm" svg:height="0.2cm" svg:x="3.1cm" svg:y="19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measurelines" svg:width="0.6cm" svg:height="0.2cm" svg:x="4.4cm" svg:y="1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0.6cm" svg:height="0.2cm" svg:x="3.1cm" svg:y="1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measurelines" svg:width="0.6cm" svg:height="0.2cm" svg:x="4.4cm" svg:y="19.1cm">
          <text:p/>
          <draw:enhanced-geometry svg:viewBox="0 0 21600 21600" draw:type="rectangle" draw:enhanced-path="M 0 0 L 21600 0 21600 21600 0 21600 0 0 Z N"/>
        </draw:custom-shape>
        <draw:line draw:style-name="gr22" draw:text-style-name="P2" draw:layer="measurelines" svg:x1="3.4cm" svg:y1="20.5cm" svg:x2="3.4cm" svg:y2="20.1cm">
          <text:p/>
        </draw:line>
        <draw:line draw:style-name="gr22" draw:text-style-name="P2" draw:layer="measurelines" svg:x1="4.7cm" svg:y1="20.5cm" svg:x2="4.7cm" svg:y2="20.1cm">
          <text:p/>
        </draw:line>
        <draw:frame draw:style-name="gr10" draw:text-style-name="P12" draw:layer="measurelines" svg:width="1.035cm" svg:height="0.493cm" svg:x="4.7cm" svg:y="21.207cm">
          <draw:text-box>
            <text:p text:style-name="P12"><text:span text:style-name="T10">mode</text:span></text:p>
          </draw:text-box>
        </draw:frame>
        <draw:frame draw:style-name="gr10" draw:text-style-name="P12" draw:layer="measurelines" svg:width="0.769cm" svg:height="0.493cm" svg:x="2.5cm" svg:y="21.2cm">
          <draw:text-box>
            <text:p text:style-name="P12"><text:span text:style-name="T10">isa</text:span></text:p>
          </draw:text-box>
        </draw:frame>
        <draw:frame draw:style-name="gr10" draw:text-style-name="P12" draw:layer="measurelines" svg:width="1.455cm" svg:height="0.493cm" svg:x="3.4cm" svg:y="22.507cm">
          <draw:text-box>
            <text:p text:style-name="P12"><text:span text:style-name="T10">saved_isa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線の終点_20_1" draw:display-name="線の終点 1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6T17:06:19.12</meta:creation-date>
    <dc:date>2013-04-26T18:11:39.25</dc:date>
    <meta:editing-duration>PT1H5M16S</meta:editing-duration>
    <meta:editing-cycles>9</meta:editing-cycles>
    <meta:generator>LibreOffice/3.4$Win32 LibreOffice_project/340m1$Build-402</meta:generator>
    <meta:document-statistic meta:object-count="60"/>
  </office:meta>
</office:document-meta>
</file>